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WASC0051130</text:p>
          </table:table-cell>
          <table:table-cell office:value-type="string" calcext:value-type="string">
            <text:p>2023-03-14 20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.967888" calcext:value-type="float">
            <text:p>-53.96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130</text:p>
          </table:table-cell>
          <table:table-cell office:value-type="string" calcext:value-type="string">
            <text:p>2022-03-15 01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.2638" calcext:value-type="float">
            <text:p>-53.26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130</text:p>
          </table:table-cell>
          <table:table-cell office:value-type="string" calcext:value-type="string">
            <text:p>2019-03-28 2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5.516272" calcext:value-type="float">
            <text:p>-55.51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130</text:p>
          </table:table-cell>
          <table:table-cell office:value-type="string" calcext:value-type="string">
            <text:p>2018-03-08 00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6.430672" calcext:value-type="float">
            <text:p>-56.4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130</text:p>
          </table:table-cell>
          <table:table-cell office:value-type="string" calcext:value-type="string">
            <text:p>2017-03-10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5.376064" calcext:value-type="float">
            <text:p>-55.37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130</text:p>
          </table:table-cell>
          <table:table-cell office:value-type="string" calcext:value-type="string">
            <text:p>2016-03-09 21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7.381648" calcext:value-type="float">
            <text:p>-57.38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130</text:p>
          </table:table-cell>
          <table:table-cell office:value-type="string" calcext:value-type="string">
            <text:p>2015-03-04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7.966864" calcext:value-type="float">
            <text:p>-57.96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130</text:p>
          </table:table-cell>
          <table:table-cell office:value-type="string" calcext:value-type="string">
            <text:p>2015-01-14 22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7.207912" calcext:value-type="float">
            <text:p>-57.20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130</text:p>
          </table:table-cell>
          <table:table-cell office:value-type="string" calcext:value-type="string">
            <text:p>2014-10-15 21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5.729632" calcext:value-type="float">
            <text:p>-55.72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130</text:p>
          </table:table-cell>
          <table:table-cell office:value-type="string" calcext:value-type="string">
            <text:p>2014-03-05 22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8.192416" calcext:value-type="float">
            <text:p>-58.19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130</text:p>
          </table:table-cell>
          <table:table-cell office:value-type="string" calcext:value-type="string">
            <text:p>2013-12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8.073544" calcext:value-type="float">
            <text:p>-58.07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130</text:p>
          </table:table-cell>
          <table:table-cell office:value-type="string" calcext:value-type="string">
            <text:p>2013-03-13 2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8.896504" calcext:value-type="float">
            <text:p>-58.89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130</text:p>
          </table:table-cell>
          <table:table-cell office:value-type="string" calcext:value-type="string">
            <text:p>2012-12-13 2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6.78424" calcext:value-type="float">
            <text:p>-56.7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130</text:p>
          </table:table-cell>
          <table:table-cell office:value-type="string" calcext:value-type="string">
            <text:p>2012-03-15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7.488328" calcext:value-type="float">
            <text:p>-57.48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130</text:p>
          </table:table-cell>
          <table:table-cell office:value-type="string" calcext:value-type="string">
            <text:p>2011-12-15 1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7.488328" calcext:value-type="float">
            <text:p>-57.48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130</text:p>
          </table:table-cell>
          <table:table-cell office:value-type="string" calcext:value-type="string">
            <text:p>2011-03-09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7.137808" calcext:value-type="float">
            <text:p>-57.13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130</text:p>
          </table:table-cell>
          <table:table-cell office:value-type="string" calcext:value-type="string">
            <text:p>2010-12-16 17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6.78424" calcext:value-type="float">
            <text:p>-56.7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130</text:p>
          </table:table-cell>
          <table:table-cell office:value-type="string" calcext:value-type="string">
            <text:p>2010-09-23 2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6.78424" calcext:value-type="float">
            <text:p>-56.7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130</text:p>
          </table:table-cell>
          <table:table-cell office:value-type="string" calcext:value-type="string">
            <text:p>2010-06-09 2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7.488328" calcext:value-type="float">
            <text:p>-57.48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130</text:p>
          </table:table-cell>
          <table:table-cell office:value-type="string" calcext:value-type="string">
            <text:p>2010-03-26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8.896504" calcext:value-type="float">
            <text:p>-58.89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130</text:p>
          </table:table-cell>
          <table:table-cell office:value-type="string" calcext:value-type="string">
            <text:p>2009-12-16 22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8.192416" calcext:value-type="float">
            <text:p>-58.19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130</text:p>
          </table:table-cell>
          <table:table-cell office:value-type="string" calcext:value-type="string">
            <text:p>2009-03-20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9.250072" calcext:value-type="float">
            <text:p>-59.25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130</text:p>
          </table:table-cell>
          <table:table-cell office:value-type="string" calcext:value-type="string">
            <text:p>2009-01-15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8.545984" calcext:value-type="float">
            <text:p>-58.54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130</text:p>
          </table:table-cell>
          <table:table-cell office:value-type="string" calcext:value-type="string">
            <text:p>2008-10-16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8.192416" calcext:value-type="float">
            <text:p>-58.19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130</text:p>
          </table:table-cell>
          <table:table-cell office:value-type="string" calcext:value-type="string">
            <text:p>2008-03-27 18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9.250072" calcext:value-type="float">
            <text:p>-59.25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130</text:p>
          </table:table-cell>
          <table:table-cell office:value-type="string" calcext:value-type="string">
            <text:p>2004-03-25 0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1.712856" calcext:value-type="float">
            <text:p>-61.71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130</text:p>
          </table:table-cell>
          <table:table-cell office:value-type="string" calcext:value-type="string">
            <text:p>2003-02-19 0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2.416944" calcext:value-type="float">
            <text:p>-62.41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1" meta:object-count="0"/>
    <meta:user-defined meta:name="AppVersion">3.0</meta:user-defined>
  </office:meta>
</office:document-meta>
</file>